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style:text-position="super 58%"/>
    </style:style>
    <style:style style:name="T72" style:family="text">
      <style:text-properties style:text-position="super 58%"/>
    </style:style>
    <style:style style:name="T73" style:family="text">
      <style:text-properties style:text-position="super 58%"/>
    </style:style>
    <style:style style:name="T74" style:family="text">
      <style:text-properties style:text-position="super 58%"/>
    </style:style>
    <style:style style:name="T75" style:family="text">
      <style:text-properties style:text-position="super 58%"/>
    </style:style>
    <style:style style:name="T76" style:family="text">
      <style:text-properties style:text-position="super 58%"/>
    </style:style>
    <style:style style:name="T77" style:family="text">
      <style:text-properties style:text-position="super 58%"/>
    </style:style>
    <style:style style:name="T78" style:family="text">
      <style:text-properties style:text-position="super 58%"/>
    </style:style>
    <style:style style:name="T79" style:family="text">
      <style:text-properties style:text-position="super 58%"/>
    </style:style>
    <style:style style:name="T80" style:family="text">
      <style:text-properties style:text-position="super 58%"/>
    </style:style>
    <style:style style:name="T81" style:family="text">
      <style:text-properties style:text-position="super 58%"/>
    </style:style>
    <style:style style:name="T82" style:family="text">
      <style:text-properties style:text-position="super 58%"/>
    </style:style>
    <style:style style:name="T83" style:family="text">
      <style:text-properties style:text-position="super 58%"/>
    </style:style>
    <style:style style:name="T84" style:family="text">
      <style:text-properties style:text-position="super 58%"/>
    </style:style>
    <style:style style:name="T85" style:family="text">
      <style:text-properties style:text-position="super 58%"/>
    </style:style>
    <style:style style:name="T86" style:family="text">
      <style:text-properties style:text-position="super 58%"/>
    </style:style>
    <style:style style:name="T87" style:family="text">
      <style:text-properties style:text-position="super 58%"/>
    </style:style>
    <style:style style:name="T88" style:family="text">
      <style:text-properties style:text-position="super 58%"/>
    </style:style>
    <style:style style:name="T89" style:family="text">
      <style:text-properties style:text-position="super 58%"/>
    </style:style>
    <style:style style:name="T90" style:family="text">
      <style:text-properties style:text-position="super 58%"/>
    </style:style>
    <style:style style:name="T91" style:family="text">
      <style:text-properties style:text-position="super 58%"/>
    </style:style>
    <style:style style:name="T92" style:family="text">
      <style:text-properties style:text-position="super 58%"/>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office:automatic-styles>
  <office:body>
    <office:text>
      <text:h text:style-name="Heading_20_1" text:outline-level="1">Stephen Tudor</text:h>
      <text:h text:style-name="Heading_20_2" text:outline-level="2">Front-end Web Developer</text:h>
      <text:list text:style-name="L1">
        <text:list-item>
          <text:p text:style-name="P1">Phone: <text:a xlink:type="simple" xlink:href="tel://610-590-4484" office:name=""><text:span text:style-name="Definition">610-590-4484</text:span></text:a></text:p>
        </text:list-item>
        <text:list-item>
          <text:p text:style-name="P1">Email: <text:a xlink:type="simple" xlink:href="mailto://smt@stephentudor.com" office:name=""><text:span text:style-name="Definition">smt@stephentudor.com</text:span></text:a></text:p>
        </text:list-item>
        <text:list-item>
          <text:p text:style-name="P1">Blog: <text:a xlink:type="simple" xlink:href="http://stephentudor.com" office:name=""><text:span text:style-name="Definition">stephentudor.com</text:span></text:a></text:p>
        </text:list-item>
        <text:list-item>
          <text:p text:style-name="P1">Github: <text:a xlink:type="simple" xlink:href="http://github.com/smt" office:name=""><text:span text:style-name="Definition">smt</text:span></text:a></text:p>
        </text:list-item>
        <text:list-item>
          <text:p text:style-name="P1">Twitter: <text:a xlink:type="simple" xlink:href="http://twitter.com/tudorstudio" office:name=""><text:span text:style-name="Definition">@tudorstudio</text:span></text:a></text:p>
        </text:list-item>
      </text:list>
      <text:h text:style-name="Heading_20_2" text:outline-level="2">Summary</text:h>
      <text:p text:style-name="First_20_paragraph">I am an experienced front-end developer who has led development for multiple successful $1MM+ projects. I am passionate about building high quality apps and user interfaces with modern web technologies. Through being conversant in server-side engineering, visual/UX design, and project management practices, I am able to execute end-to-end on a product or project.</text:p>
      <text:h text:style-name="Heading_20_2" text:outline-level="2">Specialties</text:h>
      <text:p text:style-name="First_20_paragraph">Authoring great user experiences with JavaScript, HTML, and CSS, the pillars of front-end development. Managing and mentoring junior web developers. Writing white papers and API documentation. Experienced in the black art of software estimation, particularly as it pertains to the client side. Offers a strong background in many diverse web technologies and frameworks.</text:p>
      <text:h text:style-name="Heading_20_2" text:outline-level="2">Experience</text:h>
      <text:h text:style-name="Heading_20_3" text:outline-level="3"><text:span text:style-name="T1">Senior</text:span><text:span text:style-name="T2"> </text:span><text:span text:style-name="T3">Software</text:span><text:span text:style-name="T4"> </text:span><text:span text:style-name="T5">Engineer</text:span> at <text:a xlink:type="simple" xlink:href="http://epam.com/empathylab" office:name=""><text:span text:style-name="Definition">EPAM Empathy Lab</text:span></text:a></text:h>
      <text:p text:style-name="First_20_paragraph"><text:span text:style-name="T6">December</text:span><text:span text:style-name="T7"> </text:span><text:span text:style-name="T8">2012</text:span><text:span text:style-name="T9"> </text:span><text:span text:style-name="T10">-</text:span><text:span text:style-name="T11"> </text:span><text:span text:style-name="T12">Present</text:span></text:p>
      <text:p text:style-name="Text_20_body">Championing a more collaborative process for responsive web design between the UX and development disciplines. Curating an internal static web framework and responsive pattern library to be used on multiple projects. Leading development on responsive prototypes for NBC Universal, DIRECTV, AIG, Lionsgate, and the USA Network.</text:p>
      <text:h text:style-name="Heading_20_3" text:outline-level="3"><text:span text:style-name="T13">Senior</text:span><text:span text:style-name="T14"> </text:span><text:span text:style-name="T15">Web</text:span><text:span text:style-name="T16"> </text:span><text:span text:style-name="T17">Developer</text:span> at <text:a xlink:type="simple" xlink:href="http://empathylab.com" office:name=""><text:span text:style-name="Definition">Empathy Lab</text:span></text:a></text:h>
      <text:p text:style-name="First_20_paragraph"><text:span text:style-name="T18">April</text:span><text:span text:style-name="T19"> </text:span><text:span text:style-name="T20">2010</text:span><text:span text:style-name="T21"> </text:span><text:span text:style-name="T22">-</text:span><text:span text:style-name="T23"> </text:span><text:span text:style-name="T24">December</text:span><text:span text:style-name="T25"> </text:span><text:span text:style-name="T26">2012</text:span></text:p>
      <text:p text:style-name="Text_20_body">Created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3" text:outline-level="3"><text:span text:style-name="T27">Web</text:span><text:span text:style-name="T28"> </text:span><text:span text:style-name="T29">Developer</text:span> at <text:a xlink:type="simple" xlink:href="http://empathylab.com" office:name=""><text:span text:style-name="Definition">Empathy Lab</text:span></text:a></text:h>
      <text:p text:style-name="First_20_paragraph"><text:span text:style-name="T30">April</text:span><text:span text:style-name="T31"> </text:span><text:span text:style-name="T32">2009</text:span><text:span text:style-name="T33"> </text:span><text:span text:style-name="T34">-</text:span><text:span text:style-name="T35"> </text:span><text:span text:style-name="T36">April</text:span><text:span text:style-name="T37"> </text:span><text:span text:style-name="T38">2010</text:span> (1 year 1 month)</text:p>
      <text:p text:style-name="Text_20_body">Authored standards-based HTML, CSS, and JavaScript for websites representing a broad range of internationally recognized brands: Sesame Street, Sprout, Lexmark, StrideRite, Walgreens, Verizon, Comcast, 21st Century Insurance, Liberty Global, American Red Cross.</text:p>
      <text:h text:style-name="Heading_20_3" text:outline-level="3"><text:span text:style-name="T39">IT</text:span><text:span text:style-name="T40"> </text:span><text:span text:style-name="T41">Director</text:span> at <text:a xlink:type="simple" xlink:href="http://artisandoorworks.com" office:name=""><text:span text:style-name="Definition">Artisan Custom Doorworks</text:span></text:a></text:h>
      <text:p text:style-name="First_20_paragraph"><text:span text:style-name="T42">December</text:span><text:span text:style-name="T43"> </text:span><text:span text:style-name="T44">2005</text:span><text:span text:style-name="T45"> </text:span><text:span text:style-name="T46">-</text:span><text:span text:style-name="T47"> </text:span><text:span text:style-name="T48">April</text:span><text:span text:style-name="T49"> </text:span><text:span text:style-name="T50">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3" text:outline-level="3"><text:span text:style-name="T51">President</text:span> at <text:a xlink:type="simple" xlink:href="http://tudorstudio.com" office:name=""><text:span text:style-name="Definition">Tudor Studio</text:span></text:a></text:h>
      <text:p text:style-name="First_20_paragraph"><text:span text:style-name="T52">January</text:span><text:span text:style-name="T53"> </text:span><text:span text:style-name="T54">2002</text:span><text:span text:style-name="T55"> </text:span><text:span text:style-name="T56">-</text:span><text:span text:style-name="T57"> </text:span><text:span text:style-name="T58">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3" text:outline-level="3"><text:span text:style-name="T59">Systems</text:span><text:span text:style-name="T60"> </text:span><text:span text:style-name="T61">Engineer</text:span> at Lockheed Martin Global Telecommunications (defunct)</text:h>
      <text:p text:style-name="First_20_paragraph"><text:span text:style-name="T62">May</text:span><text:span text:style-name="T63"> </text:span><text:span text:style-name="T64">2000</text:span><text:span text:style-name="T65"> </text:span><text:span text:style-name="T66">-</text:span><text:span text:style-name="T67"> </text:span><text:span text:style-name="T68">January</text:span><text:span text:style-name="T69"> </text:span><text:span text:style-name="T70">2002</text:span> (1 year 9 months)</text:p>
      <text:p text:style-name="Text_20_body">Performed Unix system administration duties for an internal R&amp;D project’s data center. Configured and managed a cluster of web servers through the duration of the project. Company ceased operations in early 2002.</text:p>
      <text:h text:style-name="Heading_20_2" text:outline-level="2">Skills &amp; Expertise</text:h>
      <text:p text:style-name="First_20_paragraph">These are languages, tools, and practices to which I have had exposure over the past 6 years or so. Those things which enjoy routine usage in my daily work are denoted with a <text:span text:style-name="T71">†</text:span> symbol.</text:p>
      <text:h text:style-name="Heading_20_3" text:outline-level="3">Programming Languages</text:h>
      <text:list text:style-name="L2">
        <text:list-item>
          <text:p text:style-name="P2"><text:a xlink:type="simple" xlink:href="http://developer.mozilla.org/en/JavaScript" office:name=""><text:span text:style-name="Definition">JavaScript</text:span></text:a><text:span text:style-name="T72">†</text:span></text:p>
        </text:list-item>
        <text:list-item>
          <text:p text:style-name="P2"><text:a xlink:type="simple" xlink:href="http://php.net" office:name=""><text:span text:style-name="Definition">PHP</text:span></text:a></text:p>
        </text:list-item>
        <text:list-item>
          <text:p text:style-name="P2"><text:a xlink:type="simple" xlink:href="http://python.org" office:name=""><text:span text:style-name="Definition">Python</text:span></text:a></text:p>
        </text:list-item>
        <text:list-item>
          <text:p text:style-name="P2"><text:a xlink:type="simple" xlink:href="http://ruby-lang.org" office:name=""><text:span text:style-name="Definition">Ruby</text:span></text:a><text:span text:style-name="T73">†</text:span></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74">†</text:span></text:p>
        </text:list-item>
        <text:list-item>
          <text:p text:style-name="P3"><text:a xlink:type="simple" xlink:href="http://linkedin.github.com/dustjs" office:name=""><text:span text:style-name="Definition">Dust.js</text:span></text:a></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75">†</text:span></text:p>
        </text:list-item>
        <text:list-item>
          <text:p text:style-name="P3"><text:a xlink:type="simple" xlink:href="http://jade-lang.com" office:name=""><text:span text:style-name="Definition">Jade</text:span></text:a></text:p>
        </text:list-item>
        <text:list-item>
          <text:p text:style-name="P3"><text:a xlink:type="simple" xlink:href="http://www.oracle.com/technetwork/java/javaee/jsp" office:name=""><text:span text:style-name="Definition">JSP</text:span></text:a></text:p>
        </text:list-item>
        <text:list-item>
          <text:p text:style-name="P3"><text:a xlink:type="simple" xlink:href="http://docs.oracle.com/javaee/5/tutorial/doc/bnakc.html" office:name=""><text:span text:style-name="Definition">JSTL</text:span></text:a><text:span text:style-name="T76">†</text:span></text:p>
        </text:list-item>
        <text:list-item>
          <text:p text:style-name="P3"><text:a xlink:type="simple" xlink:href="http://lesscss.org" office:name=""><text:span text:style-name="Definition">LESS</text:span></text:a><text:span text:style-name="T77">†</text:span></text:p>
        </text:list-item>
        <text:list-item>
          <text:p text:style-name="P3"><text:a xlink:type="simple" xlink:href="http://liquidmarkup.org" office:name=""><text:span text:style-name="Definition">Liquid</text:span></text:a></text:p>
        </text:list-item>
        <text:list-item>
          <text:p text:style-name="P3"><text:a xlink:type="simple" xlink:href="http://daringfireball.net/projects/markdown" office:name=""><text:span text:style-name="Definition">Markdown</text:span></text:a><text:span text:style-name="T78">†</text:span></text:p>
        </text:list-item>
        <text:list-item>
          <text:p text:style-name="P3"><text:a xlink:type="simple" xlink:href="http://mustache.github.com" office:name=""><text:span text:style-name="Definition">Mustache</text:span></text:a></text:p>
        </text:list-item>
        <text:list-item>
          <text:p text:style-name="P3"><text:a xlink:type="simple" xlink:href="http://sass-lang.com" office:name=""><text:span text:style-name="Definition">Sass</text:span></text:a><text:span text:style-name="T79">†</text:span></text:p>
        </text:list-item>
        <text:list-item>
          <text:p text:style-name="P3"><text:a xlink:type="simple" xlink:href="http://smarty.net" office:name=""><text:span text:style-name="Definition">Smarty</text:span></text:a></text:p>
        </text:list-item>
        <text:list-item>
          <text:p text:style-name="P3"><text:a xlink:type="simple" xlink:href="http://learnboost.github.com/stylus" office:name=""><text:span text:style-name="Definition">Stylus</text:span></text:a></text:p>
        </text:list-item>
      </text:list>
      <text:h text:style-name="Heading_20_3" text:outline-level="3">Frameworks &amp; APIs</text:h>
      <text:list text:style-name="L4">
        <text:list-item>
          <text:p text:style-name="P4"><text:a xlink:type="simple" xlink:href="http://documentcloud.github.com/backbone" office:name=""><text:span text:style-name="Definition">Backbone.js</text:span></text:a><text:span text:style-name="T80">†</text:span></text:p>
        </text:list-item>
        <text:list-item>
          <text:p text:style-name="P4"><text:a xlink:type="simple" xlink:href="http://twitter.github.com/bower" office:name=""><text:span text:style-name="Definition">Bower</text:span></text:a></text:p>
        </text:list-item>
        <text:list-item>
          <text:p text:style-name="P4"><text:a xlink:type="simple" xlink:href="http://busterjs.org" office:name=""><text:span text:style-name="Definition">Buster.js</text:span></text:a></text:p>
        </text:list-item>
        <text:list-item>
          <text:p text:style-name="P4"><text:a xlink:type="simple" xlink:href="http://compass-style.org" office:name=""><text:span text:style-name="Definition">Compass</text:span></text:a><text:span text:style-name="T81">†</text:span></text:p>
        </text:list-item>
        <text:list-item>
          <text:p text:style-name="P4"><text:a xlink:type="simple" xlink:href="http://codeigniter.com" office:name=""><text:span text:style-name="Definition">CodeIgniter</text:span></text:a></text:p>
        </text:list-item>
        <text:list-item>
          <text:p text:style-name="P4"><text:a xlink:type="simple" xlink:href="http://www.djangoproject.com" office:name=""><text:span text:style-name="Definition">Django</text:span></text:a></text:p>
        </text:list-item>
        <text:list-item>
          <text:p text:style-name="P4"><text:a xlink:type="simple" xlink:href="http://dojotoolkit.org" office:name=""><text:span text:style-name="Definition">Dojo</text:span></text:a></text:p>
        </text:list-item>
        <text:list-item>
          <text:p text:style-name="P4"><text:a xlink:type="simple" xlink:href="http://developers.facebook.com" office:name=""><text:span text:style-name="Definition">FaceBook Open Graph</text:span></text:a></text:p>
        </text:list-item>
        <text:list-item>
          <text:p text:style-name="P4"><text:a xlink:type="simple" xlink:href="http://developers.gigya.com" office:name=""><text:span text:style-name="Definition">Gigya</text:span></text:a></text:p>
        </text:list-item>
        <text:list-item>
          <text:p text:style-name="P4"><text:a xlink:type="simple" xlink:href="http://developers.google.com/maps" office:name=""><text:span text:style-name="Definition">Google Maps API</text:span></text:a></text:p>
        </text:list-item>
        <text:list-item>
          <text:p text:style-name="P4"><text:a xlink:type="simple" xlink:href="http://jquery.com" office:name=""><text:span text:style-name="Definition">jQuery</text:span></text:a><text:span text:style-name="T82">†</text:span></text:p>
        </text:list-item>
        <text:list-item>
          <text:p text:style-name="P4"><text:a xlink:type="simple" xlink:href="http://meteor.com" office:name=""><text:span text:style-name="Definition">Meteor</text:span></text:a></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p>
        </text:list-item>
        <text:list-item>
          <text:p text:style-name="P4"><text:a xlink:type="simple" xlink:href="http://prototypejs.org" office:name=""><text:span text:style-name="Definition">Prototype.js</text:span></text:a></text:p>
        </text:list-item>
        <text:list-item>
          <text:p text:style-name="P4"><text:a xlink:type="simple" xlink:href="http://requirejs.org" office:name=""><text:span text:style-name="Definition">Require.js</text:span></text:a><text:span text:style-name="T83">†</text:span></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
      <text:h text:style-name="Heading_20_3" text:outline-level="3">Software &amp; Tools</text:h>
      <text:list text:style-name="L5">
        <text:list-item>
          <text:p text:style-name="P5"><text:a xlink:type="simple" xlink:href="http://www.adobe.com/products/creativesuite.html" office:name=""><text:span text:style-name="Definition">Adobe Creative Suite</text:span></text:a><text:span text:style-name="T84">†</text:span></text:p>
        </text:list-item>
        <text:list-item>
          <text:p text:style-name="P5"><text:a xlink:type="simple" xlink:href="http://aws.amazon.com" office:name=""><text:span text:style-name="Definition">Amazon Web Services</text:span></text:a></text:p>
        </text:list-item>
        <text:list-item>
          <text:p text:style-name="P5"><text:a xlink:type="simple" xlink:href="http://apache.org" office:name=""><text:span text:style-name="Definition">Apache</text:span></text:a><text:span text:style-name="T85">†</text:span></text:p>
        </text:list-item>
        <text:list-item>
          <text:p text:style-name="P5"><text:a xlink:type="simple" xlink:href="http://developer.apple.com" office:name=""><text:span text:style-name="Definition">Apple XCode</text:span></text:a></text:p>
        </text:list-item>
        <text:list-item>
          <text:p text:style-name="P5"><text:a xlink:type="simple" xlink:href="http://demandware.com" office:name=""><text:span text:style-name="Definition">Demandware</text:span></text:a></text:p>
        </text:list-item>
        <text:list-item>
          <text:p text:style-name="P5"><text:a xlink:type="simple" xlink:href="http://git-scm.com" office:name=""><text:span text:style-name="Definition">Git</text:span></text:a><text:span text:style-name="T86">†</text:span></text:p>
        </text:list-item>
        <text:list-item>
          <text:p text:style-name="P5"><text:a xlink:type="simple" xlink:href="http://gruntjs.com" office:name=""><text:span text:style-name="Definition">Grunt</text:span></text:a></text:p>
        </text:list-item>
        <text:list-item>
          <text:p text:style-name="P5"><text:a xlink:type="simple" xlink:href="http://jboss.org" office:name=""><text:span text:style-name="Definition">JBoss</text:span></text:a></text:p>
        </text:list-item>
        <text:list-item>
          <text:p text:style-name="P5"><text:a xlink:type="simple" xlink:href="http://atlassian.com/software/jira" office:name=""><text:span text:style-name="Definition">JIRA</text:span></text:a><text:span text:style-name="T87">†</text:span></text:p>
        </text:list-item>
        <text:list-item>
          <text:p text:style-name="P5"><text:a xlink:type="simple" xlink:href="http://apple.com/macosx" office:name=""><text:span text:style-name="Definition">Mac OS X</text:span></text:a><text:span text:style-name="T88">†</text:span></text:p>
        </text:list-item>
        <text:list-item>
          <text:p text:style-name="P5"><text:a xlink:type="simple" xlink:href="http://mongodb.org" office:name=""><text:span text:style-name="Definition">MongoDB</text:span></text:a></text:p>
        </text:list-item>
        <text:list-item>
          <text:p text:style-name="P5"><text:a xlink:type="simple" xlink:href="http://mysql.com" office:name=""><text:span text:style-name="Definition">MySQL</text:span></text:a></text:p>
        </text:list-item>
        <text:list-item>
          <text:p text:style-name="P5"><text:a xlink:type="simple" xlink:href="http://wiki.nginx.org" office:name=""><text:span text:style-name="Definition">Nginx</text:span></text:a></text:p>
        </text:list-item>
        <text:list-item>
          <text:p text:style-name="P5"><text:a xlink:type="simple" xlink:href="http://www.oracle.com/us/products/applications/web-commerce/atg" office:name=""><text:span text:style-name="Definition">Oracle ATG</text:span></text:a></text:p>
        </text:list-item>
        <text:list-item>
          <text:p text:style-name="P5"><text:a xlink:type="simple" xlink:href="http://johnmacfarlane.net/pandoc" office:name=""><text:span text:style-name="Definition">Pandoc</text:span></text:a></text:p>
        </text:list-item>
        <text:list-item>
          <text:p text:style-name="P5"><text:a xlink:type="simple" xlink:href="http://postgresql.org" office:name=""><text:span text:style-name="Definition">PostgreSQL</text:span></text:a></text:p>
        </text:list-item>
        <text:list-item>
          <text:p text:style-name="P5"><text:a xlink:type="simple" xlink:href="http://rvm.beginrescueend.com" office:name=""><text:span text:style-name="Definition">rvm</text:span></text:a><text:span text:style-name="T89">†</text:span></text:p>
        </text:list-item>
        <text:list-item>
          <text:p text:style-name="P5"><text:a xlink:type="simple" xlink:href="http://www.sublimetext.com" office:name=""><text:span text:style-name="Definition">Sublime Text</text:span></text:a></text:p>
        </text:list-item>
        <text:list-item>
          <text:p text:style-name="P5"><text:a xlink:type="simple" xlink:href="http://svn.apache.org" office:name=""><text:span text:style-name="Definition">Subversion</text:span></text:a></text:p>
        </text:list-item>
        <text:list-item>
          <text:p text:style-name="P5"><text:a xlink:type="simple" xlink:href="http://tmux.sourceforge.net" office:name=""><text:span text:style-name="Definition">tmux</text:span></text:a><text:span text:style-name="T90">†</text:span></text:p>
        </text:list-item>
        <text:list-item>
          <text:p text:style-name="P5"><text:a xlink:type="simple" xlink:href="http://tomcat.apache.com" office:name=""><text:span text:style-name="Definition">Tomcat</text:span></text:a></text:p>
        </text:list-item>
        <text:list-item>
          <text:p text:style-name="P5"><text:a xlink:type="simple" xlink:href="http://ubuntu.com" office:name=""><text:span text:style-name="Definition">Ubuntu Linux</text:span></text:a></text:p>
        </text:list-item>
        <text:list-item>
          <text:p text:style-name="P5"><text:a xlink:type="simple" xlink:href="http://vagrantup.com" office:name=""><text:span text:style-name="Definition">Vagrant</text:span></text:a></text:p>
        </text:list-item>
        <text:list-item>
          <text:p text:style-name="P5"><text:a xlink:type="simple" xlink:href="http://www.vim.org" office:name=""><text:span text:style-name="Definition">Vim</text:span></text:a><text:span text:style-name="T91">†</text:span></text:p>
        </text:list-item>
        <text:list-item>
          <text:p text:style-name="P5"><text:a xlink:type="simple" xlink:href="http://virtualbox.org" office:name=""><text:span text:style-name="Definition">VirtualBox</text:span></text:a></text:p>
        </text:list-item>
        <text:list-item>
          <text:p text:style-name="P5"><text:a xlink:type="simple" xlink:href="http://yeoman.io" office:name=""><text:span text:style-name="Definition">Yeoman</text:span></text:a></text:p>
        </text:list-item>
        <text:list-item>
          <text:p text:style-name="P5"><text:a xlink:type="simple" xlink:href="http://www.zsh.org" office:name=""><text:span text:style-name="Definition">zsh</text:span></text:a><text:span text:style-name="T92">†</text:span></text:p>
        </text:list-item>
      </text:list>
      <text:h text:style-name="Heading_20_2" text:outline-level="2">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2" text:outline-level="2">Honors and Awards</text:h>
      <text:p text:style-name="First_20_paragraph"><text:span text:style-name="T93">Unsung</text:span><text:span text:style-name="T94"> </text:span><text:span text:style-name="T95">Hero</text:span>, Empathy Lab, May 2011<text:line-break/>A peer-awarded honor which I’ll always be terribly proud to have won.</text:p>
      <text:h text:style-name="Heading_20_2" text:outline-level="2">Interests</text:h>
      <text:list text:style-name="L6">
        <text:list-item>
          <text:p text:style-name="P6">Being a dad and spending time with my family</text:p>
        </text:list-item>
        <text:list-item>
          <text:p text:style-name="P6">Playing <text:a xlink:type="simple" xlink:href="http://boardgamegeek.com/user/smtudor" office:name=""><text:span text:style-name="Definition">board and card games</text:span></text:a> (and video games, too)</text:p>
        </text:list-item>
        <text:list-item>
          <text:p text:style-name="P6">Making and listening to <text:a xlink:type="simple" xlink:href="http://www.rdio.com/people/smtudor" office:name=""><text:span text:style-name="Definition">music</text:span></text:a></text:p>
        </text:list-item>
        <text:list-item>
          <text:p text:style-name="P6">Watching and contributing to Open Source Software</text:p>
        </text:list-item>
      </text:list>
      <text:p text:style-name="First_20_paragraph"><text:span text:style-name="Teletype">&lt;br&gt;</text:span> <text:span text:style-name="Teletype">&lt;br&gt;</text:span> <text:span text:style-name="Teletype">&lt;br&gt;</text:span> ©2012 <text:a xlink:type="simple" xlink:href="http://s17r.com/resume"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